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Iskoola Pota" svg:font-family="&quot;Iskoola Pot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fo:font-size="11pt" style:font-size-asian="11pt" style:font-size-complex="11pt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20145833333333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9.02229166666667cm" style:use-optimal-column-width="true"/>
    </style:style>
    <style:style style:name="co8" style:family="table-column">
      <style:table-column-properties fo:break-before="auto" style:column-width="12.22375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206875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7458333333333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60625cm" style:use-optimal-column-width="true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9" table:default-cell-style-name="ce2"/>
        <table:table-column table:style-name="co18" table:number-columns-repeated="15357" table:default-cell-style-name="ce2"/>
        <table:table-row table:style-name="ro1">
          <table:table-cell office:value-type="string" table:style-name="ce2">
            <text:p>file number</text:p>
          </table:table-cell>
          <table:table-cell office:value-type="string" table:style-name="ce2">
            <text:p>syllabus</text:p>
          </table:table-cell>
          <table:table-cell office:value-type="string" table:style-name="ce2">
            <text:p>grade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Episode</text:p>
          </table:table-cell>
          <table:table-cell office:value-type="string" table:style-name="ce2">
            <text:p>Term</text:p>
          </table:table-cell>
          <table:table-cell office:value-type="string" table:style-name="ce2">
            <text:p>Lesson</text:p>
          </table:table-cell>
          <table:table-cell office:value-type="string" table:style-name="ce2">
            <text:p>lesson name</text:p>
          </table:table-cell>
          <table:table-cell office:value-type="string" table:style-name="ce2">
            <text:p>short description</text:p>
          </table:table-cell>
          <table:table-cell office:value-type="string" table:style-name="ce2">
            <text:p>long description</text:p>
          </table:table-cell>
          <table:table-cell office:value-type="string" table:style-name="ce2">
            <text:p>duration(HH:MM:SS)</text:p>
          </table:table-cell>
          <table:table-cell office:value-type="string" table:style-name="ce2">
            <text:p>Question NO.</text:p>
          </table:table-cell>
          <table:table-cell office:value-type="string" table:style-name="ce2">
            <text:p>Question Heading</text:p>
          </table:table-cell>
          <table:table-cell office:value-type="string" table:style-name="ce2">
            <text:p>Question image file nam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Answer image file name</text:p>
          </table:table-cell>
          <table:table-cell office:value-type="string" table:style-name="ce2">
            <text:p>answers</text:p>
          </table:table-cell>
          <table:table-cell office:value-type="string" table:style-name="ce2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table:number-columns-repeated="16374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ේ වර්ධනය<text:s text:c="2"/></text:p>
          </table:table-cell>
          <table:table-cell table:number-columns-repeated="16374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ේ ප්‍රබෝධය</text:p>
          </table:table-cell>
          <table:table-cell table:number-columns-repeated="16374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ේ ව්‍යාප්තිය</text:p>
          </table:table-cell>
          <table:table-cell table:number-columns-repeated="16374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කෘෂි කර්මාන්තයේ ව්‍යාප්තිය</text:p>
          </table:table-cell>
          <table:table-cell table:number-columns-repeated="16374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ේ ප්‍රතිඵල</text:p>
          </table:table-cell>
          <table:table-cell table:number-columns-repeated="16374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සමාජීය ක්ෂේත්‍රයේ ඇති කල බලපෑම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8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<text:s/>කාර්මික විප්ලවය</text:p>
          </table:table-cell>
          <table:table-cell office:value-type="string" table:style-name="ce2">
            <text:p>කාර්මික විප්ලවය ශ්‍රී ලංකාව කෙරෙහි ඇති කල බලපෑම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9-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දේශ ගවේෂණ ව්‍යාපාර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09-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බ්‍රිතාන්‍යන් ශ්‍රී ලංකාව කෙරෙහි අවදානය යොමු කල සමය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ඉංග්‍රීසින් හා උඩරට අතර සම්බන්දතා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ශ්‍රී ලංකාවේ මුහුදුබඩ ප්‍රදේශ පාලනය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2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ශ්‍රී ලංකාවේ මුහුදුබඩ තිරය වෙළද සමාගමේ පාලනයට පත්වීම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3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ඉංග්‍රීසින් උඩරට රාජධානිය යටත් කර ගැනීම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4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උඩරට ආක්‍රමණය හා ඊට පසු<text:s/></text:p>
          </table:table-cell>
          <table:table-cell table:number-columns-repeated="16374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5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1815 දෙවන උඩරට ආක්‍රමණයේ ආරම්භය<text:s/>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6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1815 උඩරට ගිවිසුම<text:s/>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7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<text:s/>ශ්‍රී ලංකාවේ බ්‍රිතාන්‍ය බලය පිහිටුවීම</text:p>
          </table:table-cell>
          <table:table-cell office:value-type="string" table:style-name="ce2">
            <text:p>1818 නිදහස් සටනේ ආරම්භය<text:s/>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8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 හැදින්වීම<text:s/>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19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බෞද්ධ පුනරුද ව්‍යාපාරය<text:s/>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2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බෞද්ධ පාසල් නගාසිටුවීම හා හෙන්රි ඕල්කට්තුමා<text:s/>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21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දේශානුරාගය හා ජාතියාලය වර්ධනය කිරීමේ ව්‍යාපාරය<text:s/>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22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අමද්‍යප ව්‍යාපාරය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23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හින්දු ආගමික පුනරුදය<text:s/>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1-24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ශ්‍රී ලංකාවේ ජාතික පුනරුදය</text:p>
          </table:table-cell>
          <table:table-cell office:value-type="string" table:style-name="ce2">
            <text:p>ඉස්ලාම් ආගමික පුනරුදය<text:s text:c="2"/>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බ්‍රිතාන්‍ය පාලනය යට්‍යතේ ක්‍රි ව 1833 ඉදිරිපත් කල දේශපාලන ප්‍රතිසංස්කරණ<text:s/>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කොල්බෲක් ප්‍රතිසංස්කරණයේ පෙනෙන ලක්ෂණ<text:s/>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1833 කොල්බෲක් ප්‍රතිසංස්කරණ සංශෝදනය සදහා වූ උද්ඝෝෂණ<text:s/>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නව ආණ්ඩුක්‍රම ප්‍රතිසංස්කරණයක් සහ ලාංකික මධ්‍යම පන්තියේ ඉල්ලීම්<text:s/>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1910 ආණ්ඩුක්‍රම ප්‍රතිසංස්කරණ</text:p>
          </table:table-cell>
          <table:table-cell table:number-columns-repeated="16374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6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අමද්‍යප ව්‍යාපාර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7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ඉන්දියානු ජාතික ව්‍යාපාරයේ ආභාෂය හා ලංකා ජාතික සංගමය</text:p>
          </table:table-cell>
          <table:table-cell table:number-columns-repeated="16374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8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1920 ආණ්ඩුක්‍රම ප්‍රතිසංස්කරණ</text:p>
          </table:table-cell>
          <table:table-cell table:number-columns-repeated="16374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09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1931 ආණ්ඩුක්‍රම ප්‍රතිසංස්කරණ</text:p>
          </table:table-cell>
          <table:table-cell table:number-columns-repeated="1637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0-01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<text:s/>බ්‍රිතාන්‍යයන් යටතේ ශ්‍රී ලංකාවේ <text:s text:c="2"/>දේශපාලන වෙනස්වීම්</text:p>
          </table:table-cell>
          <table:table-cell office:value-type="string" table:style-name="ce2">
            <text:p>විධායක කාරක සභා ක්‍රමය<text:s/></text:p>
          </table:table-cell>
          <table:table-cell table:number-columns-repeated="16374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0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නිදහස සදහා වූ උද්ඝෝෂණ හා නව ආණ්ඩුක්‍රමයක ආරම්භය<text:s/></text:p>
          </table:table-cell>
          <table:table-cell table:number-columns-repeated="1637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1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බ්‍රිතාන්‍යන් යටතේ ශ්‍රී ලංකාවේ පරිවර්තනය<text:s/></text:p>
          </table:table-cell>
          <table:table-cell table:number-columns-repeated="16374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ආර්ථික වෙනස්කම්<text:s/></text:p>
          </table:table-cell>
          <table:table-cell table:number-columns-repeated="1637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වතු වගාව කෝපි වගාව ව්‍යාප්තිය<text:s/></text:p>
          </table:table-cell>
          <table:table-cell table:number-columns-repeated="16374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4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වතු වගාව තේ වගාව ස්ථාපිත වීම</text:p>
          </table:table-cell>
          <table:table-cell table:number-columns-repeated="1637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5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වතු වගාව පොල් හා රබර් වගාවන් ස්ථාපිත වීම</text:p>
          </table:table-cell>
          <table:table-cell table:number-columns-repeated="16374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6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බ්‍රිතාන්‍ය පාලනය හා මෙරට ජන ජීවිතය තුල ඇති වූ පරිවර්තනය<text:s/></text:p>
          </table:table-cell>
          <table:table-cell table:number-columns-repeated="1637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7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බ්‍රිතාන්‍ය පාලනය හේතු කොටගෙන සිදු වූ සංස්කෘතික වෙනස්වීම්<text:s/></text:p>
          </table:table-cell>
          <table:table-cell table:number-columns-repeated="16374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8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බ්‍රිතාන්‍ය පාලනයෙන් මෙරට ශේෂ වූ ප්‍රයෝජනවත් අංග<text:s/></text:p>
          </table:table-cell>
          <table:table-cell table:number-columns-repeated="16374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19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බ්‍රිතාන්‍ය පාලනයේ හා අධ්‍යාපනයේ වෙනස්කම්<text:s/></text:p>
          </table:table-cell>
          <table:table-cell table:number-columns-repeated="1637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0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ගමනාගමන හා සන්නිවේදන කටයුතු<text:s/></text:p>
          </table:table-cell>
          <table:table-cell table:number-columns-repeated="16374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1</text:p>
          </table:table-cell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කාර්මික හා කෘෂිකාර්මික කටයුතු<text:s/></text:p>
          </table:table-cell>
          <table:table-cell table:number-columns-repeated="1637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2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පාර්ලිමේන්තු ආණ්ඩුක්‍රමය <text:s/>ස්ථාපිත වීම</text:p>
          </table:table-cell>
          <table:table-cell table:number-columns-repeated="16374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3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දේශීය සංස්කෘතිය හා බුදු දහමේ පරිහානිය<text:s text:c="2"/></text:p>
          </table:table-cell>
          <table:table-cell table:number-columns-repeated="1637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බ්‍රිතාන්‍ය පාලනය හා අහිතකට සංස්කෘතික බලපෑම්<text:s/></text:p>
          </table:table-cell>
          <table:table-cell table:number-columns-repeated="16374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5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ඓතිහාසික හදුනාගැනීම්<text:s/></text:p>
          </table:table-cell>
          <table:table-cell table:number-columns-repeated="1637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ඓතිහාසික ස්ථාපිත ස්ථාන<text:s/></text:p>
          </table:table-cell>
          <table:table-cell table:number-columns-repeated="16374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ඓතිහාසික සලකුණු කිරීම<text:s/></text:p>
          </table:table-cell>
          <table:table-cell table:number-columns-repeated="1637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8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<text:s/>බි්‍රතාන්‍යයන් යටතේ ශ්‍රී ලංකාවේ <text:s/>සමාජ පරිවර්තනය</text:p>
          </table:table-cell>
          <table:table-cell office:value-type="string" table:style-name="ce2">
            <text:p>බ්‍රිතාන්‍ය පාලන සමයේ ඓතිහාසික හදුනාගැනීම්<text:s/></text:p>
          </table:table-cell>
          <table:table-cell table:number-columns-repeated="16374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29</text:p>
          </table:table-cell>
          <table:table-cell office:value-type="float" office:value="29" table:style-name="ce2">
            <text:p>29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0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සෝල්බරි ව්‍යවස්ථාව</text:p>
          </table:table-cell>
          <table:table-cell table:number-columns-repeated="16374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1</text:p>
          </table:table-cell>
          <table:table-cell office:value-type="float" office:value="31" table:style-name="ce2">
            <text:p>3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සෝල්බරි ප්‍රතිසංස්කරණ</text:p>
          </table:table-cell>
          <table:table-cell table:number-columns-repeated="1637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2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ේ දේශපාලන ක්‍රමය<text:s/></text:p>
          </table:table-cell>
          <table:table-cell table:number-columns-repeated="16374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3</text:p>
          </table:table-cell>
          <table:table-cell office:value-type="float" office:value="33" table:style-name="ce2">
            <text:p>3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නිදහසින් පසු මෙරට පවතී මැතිවරණය<text:s/></text:p>
          </table:table-cell>
          <table:table-cell table:number-columns-repeated="1637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4</text:p>
          </table:table-cell>
          <table:table-cell office:value-type="float" office:value="34" table:style-name="ce2">
            <text:p>3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1956 මැතිවරණය හා සමාජ පෙරලිය<text:s/></text:p>
          </table:table-cell>
          <table:table-cell table:number-columns-repeated="16374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5</text:p>
          </table:table-cell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1972 ප්‍රථම ජනරජ ව්‍යවස්ථාව හදුන්වා දීම<text:s/></text:p>
          </table:table-cell>
          <table:table-cell table:number-columns-repeated="16374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6</text:p>
          </table:table-cell>
          <table:table-cell office:value-type="float" office:value="36" table:style-name="ce2">
            <text:p>3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1972 ව්‍යවස්ථාවේ ප්‍රධාන ලක්ෂණ<text:s/></text:p>
          </table:table-cell>
          <table:table-cell table:number-columns-repeated="1637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7</text:p>
          </table:table-cell>
          <table:table-cell office:value-type="float" office:value="37" table:style-name="ce2">
            <text:p>3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1978 නව ආණ්ඩුක්‍රම ව්‍යවස්ථාවේ ප්‍රධාන ලක්ෂණ<text:s/></text:p>
          </table:table-cell>
          <table:table-cell table:number-columns-repeated="16374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8</text:p>
          </table:table-cell>
          <table:table-cell office:value-type="float" office:value="38" table:style-name="ce2">
            <text:p>3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විධායක ජනපති ධුරය හා එය සතු බලතල හා වරප්ප්‍රසාද<text:s/></text:p>
          </table:table-cell>
          <table:table-cell table:number-columns-repeated="16374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39</text:p>
          </table:table-cell>
          <table:table-cell office:value-type="float" office:value="39" table:style-name="ce2">
            <text:p>3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1972 ව්‍යවස්ථාව ජාතික රාජ්‍ය සභාව පාර්ලිමේන්තුව<text:s/></text:p>
          </table:table-cell>
          <table:table-cell table:number-columns-repeated="1637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0</text:p>
          </table:table-cell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ශ්‍රී ලංකාවේ බි්‍රතාන්‍ය බලය පිහිටුවීම</text:p>
          </table:table-cell>
          <table:table-cell office:value-type="string" table:style-name="ce2">
            <text:p>1978 ව්‍යවස්ථාවට අදාල චන්ද විමසීම්</text:p>
          </table:table-cell>
          <table:table-cell table:number-columns-repeated="16374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1</text:p>
          </table:table-cell>
          <table:table-cell office:value-type="float" office:value="41" table:style-name="ce2">
            <text:p>4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<text:s/>නිදහසෙන් පසු සංවර්ධනය</text:p>
          </table:table-cell>
          <table:table-cell table:number-columns-repeated="16374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2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ගොවිජනපද ව්‍යාපාරය<text:s/></text:p>
          </table:table-cell>
          <table:table-cell table:number-columns-repeated="1637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3</text:p>
          </table:table-cell>
          <table:table-cell office:value-type="float" office:value="43" table:style-name="ce2">
            <text:p>4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මහවැලි සංවර්ධන යෝජනා ක්‍රමය</text:p>
          </table:table-cell>
          <table:table-cell table:number-columns-repeated="16374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4</text:p>
          </table:table-cell>
          <table:table-cell office:value-type="float" office:value="44" table:style-name="ce2">
            <text:p>4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මහවැලි සංවර්ධන ව්‍යාපාරයේ අරමුණු</text:p>
          </table:table-cell>
          <table:table-cell table:number-columns-repeated="16374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5</text:p>
          </table:table-cell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ව්‍යාපාරික කෘෂිකර්මාන්තය</text:p>
          </table:table-cell>
          <table:table-cell table:number-columns-repeated="1637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6</text:p>
          </table:table-cell>
          <table:table-cell office:value-type="float" office:value="46" table:style-name="ce2">
            <text:p>4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කාර්මීකරණ ප්‍රතිපත්තිය</text:p>
          </table:table-cell>
          <table:table-cell table:number-columns-repeated="16374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7</text:p>
          </table:table-cell>
          <table:table-cell office:value-type="float" office:value="47" table:style-name="ce2">
            <text:p>47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නිදහසින් පසු අධ්‍යාපනය</text:p>
          </table:table-cell>
          <table:table-cell table:number-columns-repeated="1637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2-48</text:p>
          </table:table-cell>
          <table:table-cell office:value-type="float" office:value="48" table:style-name="ce2">
            <text:p>48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ශ්‍රී ලංකාවට නිදහස ලැබීම<text:s/></text:p>
          </table:table-cell>
          <table:table-cell office:value-type="string" table:style-name="ce2">
            <text:p>නිදහසින් පසු <text:s/>සමාජ ශුභසාධනය</text:p>
          </table:table-cell>
          <table:table-cell table:number-columns-repeated="16374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<text:s/>ඇමෙරිකන් නිදහස් සටන</text:p>
          </table:table-cell>
          <table:table-cell table:number-columns-repeated="16374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<text:s/>ඇමෙරිකානු නිදහස් සටනට බලපෑ හේතු</text:p>
          </table:table-cell>
          <table:table-cell table:number-columns-repeated="1637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<text:s/>ඇමෙරිකානු විප්ලවය ව්‍යාප්ත වීම</text:p>
          </table:table-cell>
          <table:table-cell table:number-columns-repeated="16374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<text:s/>ඇමෙරිකානු නිදහස් සටනේ ප්‍රතිඵල</text:p>
          </table:table-cell>
          <table:table-cell table:number-columns-repeated="1637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ප්‍රංශ විප්ලවය</text:p>
          </table:table-cell>
          <table:table-cell table:number-columns-repeated="16374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ප්‍රංශ විප්ලවයට හේතු</text:p>
          </table:table-cell>
          <table:table-cell table:number-columns-repeated="1637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7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ප්‍රංශ විප්ලවයට බලපෑ සමාජ හේතු</text:p>
          </table:table-cell>
          <table:table-cell table:number-columns-repeated="16374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8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ප්‍රංශ විප්ලවයට බලපෑ ආර්ථික හේතු</text:p>
          </table:table-cell>
          <table:table-cell table:number-columns-repeated="1637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09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ප්‍රංශ විප්ලවයේ ප්‍රතිඵල</text:p>
          </table:table-cell>
          <table:table-cell table:number-columns-repeated="1637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0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<text:s/>රුසියානු විප්ලව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1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<text:s/>රුසියානු විප්ලවයට බලපෑ හේතු</text:p>
          </table:table-cell>
          <table:table-cell table:number-columns-repeated="1637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2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1917 මාර්තු විප්ලවය හා ඔක්තෝබර් විප්ලවය</text:p>
          </table:table-cell>
          <table:table-cell table:number-columns-repeated="16374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රුසියානු විප්ලවයේ ප්‍රතිඵල</text:p>
          </table:table-cell>
          <table:table-cell table:number-columns-repeated="1637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4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ලෝකයේ කැපී පෙනෙන විප්ලව</text:p>
          </table:table-cell>
          <table:table-cell office:value-type="string" table:style-name="ce2">
            <text:p><text:s/>සමාජවාදී <text:s/>දර්ශනය</text:p>
          </table:table-cell>
          <table:table-cell table:number-columns-repeated="16374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6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7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පළමුවන ලෝක මහා සංග්‍රාමයට බලපෑ හේතු</text:p>
          </table:table-cell>
          <table:table-cell table:number-columns-repeated="16374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8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යටත් විජිත සඳහා වූ තරගය</text:p>
          </table:table-cell>
          <table:table-cell table:number-columns-repeated="1637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19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පළමුවන ලෝක මහා සංග්‍රාමයට බලපෑ ආසන්න හේතුව<text:s/></text:p>
          </table:table-cell>
          <table:table-cell table:number-columns-repeated="16374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0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පළමුවන ලෝක සංග්‍රාමයේ ව්‍යාප්තිය</text:p>
          </table:table-cell>
          <table:table-cell table:number-columns-repeated="16374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1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පළමුවන ලෝක මහා සංග්‍රාමයේ ප්‍රතිඵල</text:p>
          </table:table-cell>
          <table:table-cell table:number-columns-repeated="1637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2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දෙවන ලෝක සංග්‍රාමයට බලපෑ හේතු</text:p>
          </table:table-cell>
          <table:table-cell table:number-columns-repeated="1637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3</text:p>
          </table:table-cell>
          <table:table-cell office:value-type="float" office:value="23" table:style-name="ce2">
            <text:p>23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ය හා සම්මූතීන්</text:p>
          </table:table-cell>
          <table:table-cell table:number-columns-repeated="16374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4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ජපානය බලවත් වීම<text:s/></text:p>
          </table:table-cell>
          <table:table-cell table:number-columns-repeated="1637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5</text:p>
          </table:table-cell>
          <table:table-cell office:value-type="float" office:value="25" table:style-name="ce2">
            <text:p>25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දෙවන ලෝක සංග්‍රාමයෙ ආරම්භය හා ව්‍යාප්තිය</text:p>
          </table:table-cell>
          <table:table-cell table:number-columns-repeated="16374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6</text:p>
          </table:table-cell>
          <table:table-cell office:value-type="float" office:value="26" table:style-name="ce2">
            <text:p>2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ජපානය සම්බන්ද වීම<text:s/></text:p>
          </table:table-cell>
          <table:table-cell table:number-columns-repeated="16374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7</text:p>
          </table:table-cell>
          <table:table-cell office:value-type="float" office:value="27" table:style-name="ce2">
            <text:p>27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ජපානය යටත් වීම</text:p>
          </table:table-cell>
          <table:table-cell table:number-columns-repeated="16374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29</text:p>
          </table:table-cell>
          <table:table-cell office:value-type="float" office:value="29" table:style-name="ce2">
            <text:p>29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සම්මුතියක් යන්න හදුනාගැනීම</text:p>
          </table:table-cell>
          <table:table-cell table:number-columns-repeated="1637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30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ජාතීන්ගේ සංගමය<text:s text:c="2"/></text:p>
          </table:table-cell>
          <table:table-cell table:number-columns-repeated="16374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31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ජාතීන්ගේ සංගමය හා ලෝක සාමය<text:s/></text:p>
          </table:table-cell>
          <table:table-cell table:number-columns-repeated="1637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istory-11-t3-32</text:p>
          </table:table-cell>
          <table:table-cell office:value-type="float" office:value="32" table:style-name="ce2">
            <text:p>32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ලෝක මහා සංග්‍රාම හා සම්මුතීන්</text:p>
          </table:table-cell>
          <table:table-cell office:value-type="string" table:style-name="ce2">
            <text:p>ජාතීන්ගේ සංගමය අසාර්ථක වීම</text:p>
          </table:table-cell>
          <table:table-cell table:number-columns-repeated="16374"/>
        </table:table-row>
        <table:table-row table:number-rows-repeated="10484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title/>
    <dc:description/>
    <dc:subject/>
    <meta:initial-creator>edu</meta:initial-creator>
    <dc:creator>edu</dc:creator>
    <meta:creation-date>2022-09-16T13:30:22Z</meta:creation-date>
    <dc:date>2022-09-24T05:24:39Z</dc:date>
    <meta:template xlink:href="" xlink:type="simple"/>
    <meta:editing-cycles>118</meta:editing-cycles>
    <meta:editing-duration>PT37680S</meta:editing-duration>
  </office:meta>
</office:document-meta>
</file>